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바탕" svg:font-family="바탕"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바탕1" svg:font-family="바탕" style:font-family-generic="system" style:font-pitch="variable"/>
  </office:font-face-decls>
  <office:automatic-styles>
    <style:style style:name="P1" style:family="paragraph" style:parent-style-name="Standard">
      <style:text-properties officeooo:rsid="0027020b" officeooo:paragraph-rsid="002453aa"/>
    </style:style>
    <style:style style:name="P2" style:family="paragraph" style:parent-style-name="Standard">
      <style:text-properties officeooo:rsid="0027020b" officeooo:paragraph-rsid="0027020b"/>
    </style:style>
    <style:style style:name="P3" style:family="paragraph" style:parent-style-name="Standard">
      <style:text-properties officeooo:rsid="0028dc2b" officeooo:paragraph-rsid="0028dc2b"/>
    </style:style>
    <style:style style:name="P4" style:family="paragraph" style:parent-style-name="Standard">
      <style:text-properties officeooo:rsid="002b1503" officeooo:paragraph-rsid="002b1503"/>
    </style:style>
    <style:style style:name="P5" style:family="paragraph" style:parent-style-name="Standard">
      <style:text-properties officeooo:rsid="002e2072" officeooo:paragraph-rsid="002e2072"/>
    </style:style>
    <style:style style:name="P6" style:family="paragraph" style:parent-style-name="Standard">
      <style:text-properties officeooo:rsid="0030e1cf" officeooo:paragraph-rsid="002f6b13"/>
    </style:style>
    <style:style style:name="P7" style:family="paragraph" style:parent-style-name="Standard">
      <style:text-properties officeooo:rsid="0030e1cf" officeooo:paragraph-rsid="0030e1cf"/>
    </style:style>
    <style:style style:name="P8" style:family="paragraph" style:parent-style-name="Standard">
      <style:text-properties officeooo:rsid="00317b82" officeooo:paragraph-rsid="00317b82"/>
    </style:style>
    <style:style style:name="P9" style:family="paragraph" style:parent-style-name="Standard">
      <style:text-properties officeooo:rsid="00317b82" officeooo:paragraph-rsid="003942e5"/>
    </style:style>
    <style:style style:name="P10" style:family="paragraph" style:parent-style-name="Standard">
      <style:text-properties officeooo:rsid="0031a2b8" officeooo:paragraph-rsid="0031a2b8"/>
    </style:style>
    <style:style style:name="P11" style:family="paragraph" style:parent-style-name="Standard">
      <style:text-properties officeooo:rsid="0032ba6b" officeooo:paragraph-rsid="0032ba6b"/>
    </style:style>
    <style:style style:name="P12" style:family="paragraph" style:parent-style-name="Standard">
      <style:text-properties officeooo:rsid="0032ba6b" officeooo:paragraph-rsid="00345340"/>
    </style:style>
    <style:style style:name="P13" style:family="paragraph" style:parent-style-name="Standard">
      <style:text-properties officeooo:rsid="00332ead" officeooo:paragraph-rsid="00332ead"/>
    </style:style>
    <style:style style:name="P14" style:family="paragraph" style:parent-style-name="Standard">
      <style:text-properties officeooo:rsid="00345340" officeooo:paragraph-rsid="00345340"/>
    </style:style>
    <style:style style:name="P15" style:family="paragraph" style:parent-style-name="Standard">
      <style:text-properties officeooo:rsid="0035138d" officeooo:paragraph-rsid="0035138d"/>
    </style:style>
    <style:style style:name="P16" style:family="paragraph" style:parent-style-name="Standard">
      <style:text-properties officeooo:rsid="002453aa" officeooo:paragraph-rsid="00356537"/>
    </style:style>
    <style:style style:name="P17" style:family="paragraph" style:parent-style-name="Standard">
      <style:text-properties officeooo:rsid="002453aa" officeooo:paragraph-rsid="003841b6"/>
    </style:style>
    <style:style style:name="P18" style:family="paragraph" style:parent-style-name="Standard">
      <style:text-properties officeooo:rsid="003841b6" officeooo:paragraph-rsid="003841b6"/>
    </style:style>
    <style:style style:name="T1" style:family="text">
      <style:text-properties officeooo:rsid="002559e0"/>
    </style:style>
    <style:style style:name="T2" style:family="text">
      <style:text-properties officeooo:rsid="002b1503"/>
    </style:style>
    <style:style style:name="T3" style:family="text">
      <style:text-properties officeooo:rsid="002c3331"/>
    </style:style>
    <style:style style:name="T4" style:family="text">
      <style:text-properties officeooo:rsid="0030e1cf"/>
    </style:style>
    <style:style style:name="T5" style:family="text">
      <style:text-properties officeooo:rsid="0031a2b8"/>
    </style:style>
    <style:style style:name="T6" style:family="text">
      <style:text-properties officeooo:rsid="0032ba6b"/>
    </style:style>
    <style:style style:name="T7" style:family="text">
      <style:text-properties officeooo:rsid="0035138d"/>
    </style:style>
    <style:style style:name="T8" style:family="text">
      <style:text-properties officeooo:rsid="00356537"/>
    </style:style>
    <style:style style:name="T9" style:family="text">
      <style:text-properties officeooo:rsid="0035b716"/>
    </style:style>
    <style:style style:name="T10" style:family="text">
      <style:text-properties officeooo:rsid="00379c52"/>
    </style:style>
    <style:style style:name="T11" style:family="text">
      <style:text-properties officeooo:rsid="003942e5"/>
    </style:style>
    <style:style style:name="T12" style:family="text">
      <style:text-properties officeooo:rsid="003a881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Javascript is fun: Finding closure in my code.</text:p>
      <text:p text:style-name="P15">- Authored on 12. 27. 2017.</text:p>
      <text:p text:style-name="P15"/>
      <text:p text:style-name="P16">Closure has been one of the most obscure topics of me in Javascript. I’ve read </text:p>
      <text:p text:style-name="P17">few articles that are written about what closure is and how it works and I felt like I <text:span text:style-name="T8">never fully</text:span> understood it <text:span text:style-name="T8">because none of them</text:span> <text:span text:style-name="T8">taught me</text:span> <text:span text:style-name="T8">how to use it.</text:span> So I just <text:span text:style-name="T8">have </text:span>put it aside <text:span text:style-name="T8">for a long while, feeling</text:span> uncomfortable with the fact that I <text:span text:style-name="T8">have never had</text:span> a firm grasp on closure. </text:p>
      <text:p text:style-name="P18"/>
      <text:p text:style-name="P18">[WTF is closure]</text:p>
      <text:p text:style-name="P17"/>
      <text:p text:style-name="P17"><text:span text:style-name="T1">Kyle Simpson, the author of “You Don’t Know Javascript”, says in his book Closure is something all around you in your existing code. What we are missing is the proper mentality to recognize, embrace and leverage it for our own will. When I read it again, I found it so interesting and got curious about whether there really is closure going on in my own code which I wasn’t aware of using. So in a hope of better understanding closure, I decided to search my own code for closure and see how they are affecting my code.</text:span></text:p>
      <text:p text:style-name="P1"/>
      <text:p text:style-name="P2">For this task, I’m gonna use my JS code that I wrote for this “Article Viewer”. Before I go into my code, let me remind myself of the textbook definition of what closure is. Here is the Kyle’s definition, which I <text:span text:style-name="T9">feel</text:span> is one of the most clear ones out there. </text:p>
      <text:p text:style-name="P2"/>
      <text:p text:style-name="P2">“Closure is when a function is able to remember and access its lexical scope even when the function is executing outside its lexical scope.”</text:p>
      <text:p text:style-name="P2"/>
      <text:p text:style-name="P3">I found it a little tricky when I first read it because I couldn’t come up with a clear example of ‘function executing outside its lexical scope’. <text:span text:style-name="T2">Mr. Simpson is kind enough to give a few examples of it in his book. The first one is a module pattern which looks something like this.</text:span></text:p>
      <text:p text:style-name="P3"/>
      <text:p text:style-name="P4">[Code Snippet.]</text:p>
      <text:p text:style-name="P4"/>
      <text:p text:style-name="P4"><text:span text:style-name="T9">Most of the examples of closure out there look like this actually. B</text:span>ut the thing is, I’ve never used this pattern in my code <text:span text:style-name="T9">so far</text:span>. <text:span text:style-name="T3">There was none of my own example that I can say, “Oh, that’s what it is. I got it.”.</text:span></text:p>
      <text:p text:style-name="P5">But the next example he present<text:span text:style-name="T9">s</text:span> <text:span text:style-name="T9">is</text:span> something I <text:span text:style-name="T9">have</text:span> been using <text:span text:style-name="T9">quite </text:span>actively. </text:p>
      <text:p text:style-name="P5">- Callback Function</text:p>
      <text:p text:style-name="P5"/>
      <text:p text:style-name="P5">As using a function as a callback is passing a function over to some other spot<text:span text:style-name="T11">s</text:span>, it’s highly likely that the spot where the callback is invoked, in most cases, will be outside the scope it is declared in<text:span text:style-name="T9">(a.k.a lexical scope)</text:span>. <text:span text:style-name="T9">Luckily, I made a large number of uses of callback in my own code, most of which are for event handlers and the rest are for setTimeout timer. So I didn’t even have to take a close look to find it. Let’s get into it.</text:span></text:p>
      <text:p text:style-name="P6"><text:soft-page-break/></text:p>
      <text:p text:style-name="P7">First of all, Let’s see how I used event handlers. I just randomly picked one of many event handlers I created here, which is a “mousedown” event <text:span text:style-name="T9">for</text:span> the moving part of the custom scrollbar. The callback function for it is named “mdown_thumb”.</text:p>
      <text:p text:style-name="P7"/>
      <text:p text:style-name="P7">[ picture of the callback function “<text:span text:style-name="T9">mdown-thumb</text:span>” ]</text:p>
      <text:p text:style-name="P7"/>
      <text:p text:style-name="P9">As you can see inside th<text:span text:style-name="T11">is</text:span> function, what it does when the event is fired is it first check<text:span text:style-name="T9">s</text:span> if the mouse button depressed is <text:span text:style-name="T11">a </text:span>left button and if it <text:span text:style-name="T11">is</text:span>, it subsequently calls a function named _<text:span text:style-name="T10">scrollbar.</text:span>init<text:span text:style-name="T9">(). It’s a method of an object.</text:span> Let’s <text:span text:style-name="T11">take</text:span> a look at the way this object is defined.</text:p>
      <text:p text:style-name="P8"/>
      <text:p text:style-name="P8">[_scrollbar Object picture]</text:p>
      <text:p text:style-name="P8"/>
      <text:p text:style-name="P8">As you can see, <text:span text:style-name="T5">It’s an object declared inside an IIFE function named ‘scrollBar’. An IIFE basically executes at the same time when it is created. In other words, its scope, which is the scope where _scrollbar object resides, will apparently be gone(or garbage-collected) as this function call ends. So by the time the mouse event invokes its callback and tries to reference the _scrollbar object, it might be trying to read something that doesn’t exist. But that’s not the case, and here is exactly where closure comes to an effect. </text:span></text:p>
      <text:p text:style-name="P8"/>
      <text:p text:style-name="P10">The scope of the ‘scrollBar’ IIFE won’t be garbage-collected even after it finishes execution because the <text:span text:style-name="T4">“mdown_thumb” </text:span>callback function which is supposed to execute some time later on, still references <text:span text:style-name="T6">the scope. So the scope of the IIFE remains intact somewhere inside the memory and the callback will have no trouble referencing the init() method of _scrollbar object.</text:span></text:p>
      <text:p text:style-name="P10"/>
      <text:p text:style-name="P11">Let’s suppose there was no concept of closure in Javascript. Then how could I produce the same effect as when closure does exist? Well, I would have had to declare new function that does the job of _scrollbar.init() inside every callback function that need it, which would have been tedious, tiresome and <text:span text:style-name="T11">highly </text:span>verbose.</text:p>
      <text:p text:style-name="P11">Thanks to my kind friend closure, which I wasn’t even aware of leveraging, I didn’t have to deal with such a frustration.</text:p>
      <text:p text:style-name="P11"/>
      <text:p text:style-name="P13">Let’s have a look at another case of closure, setTimeout timer. </text:p>
      <text:p text:style-name="P13"/>
      <text:p text:style-name="P14">[picture of invocation of callback]</text:p>
      <text:p text:style-name="P14">[picture of declaration of callback]</text:p>
      <text:p text:style-name="P14"/>
      <text:p text:style-name="P14">As you can see, what this callback named ‘setDepth’ does is adding a class to some <text:span text:style-name="T10">DOM</text:span> elements. One of them which is named coverPage <text:span text:style-name="T10">here </text:span>actually is a variable defined in this IIFE called pageTurning.</text:p>
      <text:p text:style-name="P14"/>
      <text:p text:style-name="P14">[picture of pageTurning IIFE]</text:p>
      <text:p text:style-name="P14"/>
      <text:p text:style-name="P14"><text:soft-page-break/>As you may know well, setTimeout invokes its callback after the designated amount of time passes which is definitely after the IIFE is gone. <text:span text:style-name="T12">But</text:span> this callback has no trouble referencing the value of coverPage variable because of <text:span text:style-name="T10">our friend, </text:span>closure. To be more specific, <text:span text:style-name="T7">setDepth callback function has closure over the scope of pageTurning IIFE and as a result of that the scope of pageTurning doesn’t get garbage-collected even after it finishes executing.</text:span></text:p>
      <text:p text:style-name="P14"/>
      <text:p text:style-name="P15">I haven’t actually counted them thoroughly, but I guess there are roughly a dozen of similar examples in my code. Even though I still can’t say I know what closure is, I hope this special task that I gave myself will help me better use closure in a right way when it’s needed. </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바탕" svg:font-family="바탕"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바탕1" svg:font-family="바탕"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바탕" fo:font-size="12pt" fo:language="en" fo:country="US" style:letter-kerning="true" style:font-name-asian="바탕1" style:font-size-asian="10.5pt" style:language-asian="ko" style:country-asian="KR"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바탕" fo:font-size="12pt" fo:language="en" fo:country="US" style:letter-kerning="true" style:font-name-asian="바탕1" style:font-size-asian="10.5pt" style:language-asian="ko" style:country-asian="KR"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바탕1" style:font-family-asian="바탕"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6T09:43:16.294000000</meta:creation-date>
    <dc:date>2017-12-27T18:47:48.518000000</dc:date>
    <meta:editing-duration>PT36M36S</meta:editing-duration>
    <meta:editing-cycles>3</meta:editing-cycles>
    <meta:generator>LibreOffice/5.2.1.2$Windows_x86 LibreOffice_project/31dd62db80d4e60af04904455ec9c9219178d620</meta:generator>
    <meta:document-statistic meta:table-count="0" meta:image-count="0" meta:object-count="0" meta:page-count="3" meta:paragraph-count="29" meta:word-count="989" meta:character-count="5489" meta:non-whitespace-character-count="4522"/>
  </office:meta>
</office:document-meta>
</file>